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389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row table:style-name="ro1">
          <table:table-cell office:value-type="string">
            <text:p>フレーム</text:p>
          </table:table-cell>
          <table:table-cell office:value-type="string">
            <text:p>PictureBox</text:p>
          </table:table-cell>
          <table:table-cell table:number-columns-repeated="7"/>
        </table:table-row>
        <table:table-row table:style-name="ro1">
          <table:table-cell office:value-type="string">
            <text:p>文字、位置</text:p>
          </table:table-cell>
          <table:table-cell office:value-type="string">
            <text:p>DrawString</text:p>
          </table:table-cell>
          <table:table-cell table:number-columns-repeated="7"/>
        </table:table-row>
        <table:table-row table:style-name="ro1">
          <table:table-cell office:value-type="string">
            <text:p>スムージング</text:p>
          </table:table-cell>
          <table:table-cell office:value-type="string">
            <text:p>SmoothingMode</text:p>
          </table:table-cell>
          <table:table-cell table:number-columns-repeated="7"/>
        </table:table-row>
        <table:table-row table:style-name="ro1">
          <table:table-cell office:value-type="string">
            <text:p>フォント</text:p>
          </table:table-cell>
          <table:table-cell office:value-type="string">
            <text:p>Font</text:p>
          </table:table-cell>
          <table:table-cell table:number-columns-repeated="7"/>
        </table:table-row>
        <table:table-row table:style-name="ro1">
          <table:table-cell office:value-type="string">
            <text:p>ページサイズ</text:p>
          </table:table-cell>
          <table:table-cell office:value-type="string">
            <text:p>PrintPage</text:p>
          </table:table-cell>
          <table:table-cell table:number-columns-repeated="7"/>
        </table:table-row>
        <table:table-row table:style-name="ro1">
          <table:table-cell office:value-type="string">
            <text:p>ページ位置</text:p>
          </table:table-cell>
          <table:table-cell office:value-type="string">
            <text:p>PrintPage</text:p>
          </table:table-cell>
          <table:table-cell table:number-columns-repeated="7"/>
        </table:table-row>
        <table:table-row table:style-name="ro2">
          <table:table-cell office:value-type="string">
            <text:p>色の濃さ</text:p>
          </table:table-cell>
          <table:table-cell office:value-type="string">
            <text:p>RGPで設定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**メモ</text:p>
          </table:table-cell>
          <table:table-cell table:number-columns-repeated="8"/>
        </table:table-row>
        <table:table-row table:style-name="ro1">
          <table:table-cell office:value-type="string">
            <text:p>選択できる部分は差し込む</text:p>
          </table:table-cell>
          <table:table-cell table:number-columns-repeated="8"/>
        </table:table-row>
        <table:table-row table:style-name="ro1">
          <table:table-cell office:value-type="string">
            <text:p>表示倍率</text:p>
          </table:table-cell>
          <table:table-cell table:number-columns-repeated="8"/>
        </table:table-row>
        <table:table-row table:style-name="ro1">
          <table:table-cell office:value-type="string">
            <text:p>ポイントを増やすと左右の行ピッチが変わる</text:p>
          </table:table-cell>
          <table:table-cell table:number-columns-repeated="8"/>
        </table:table-row>
        <table:table-row table:style-name="ro1">
          <table:table-cell office:value-type="string">
            <text:p>文字数制限したほうがいいかも？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用紙</text:p>
          </table:table-cell>
          <table:table-cell office:value-type="string">
            <text:p>パターン</text:p>
          </table:table-cell>
          <table:table-cell table:style-name="ce1" office:value-type="string">
            <text:p>基本配列数</text:p>
          </table:table-cell>
          <table:table-cell table:style-name="ce1" table:number-columns-repeated="6"/>
        </table:table-row>
        <table:table-row table:style-name="ro1">
          <table:table-cell office:value-type="string">
            <text:p>奉書挨拶状</text:p>
          </table:table-cell>
          <table:table-cell office:value-type="string">
            <text:p>忌明・満中陰１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忌明・満中陰2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忌明・満中陰3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忌明・満中陰4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忌明5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忌明6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忌明7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忌明8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忌明9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忌明10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即日返し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満中陰5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満中陰6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神式1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神式2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法要御礼</text:p>
          </table:table-cell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office:value-type="string">
            <text:p>3ツ折挨拶状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office:value-type="string">
            <text:p>短カード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office:value-type="string">
            <text:p>二つ折りカード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office:value-type="string">
            <text:p>横長単カード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office:value-type="string">
            <text:p>横長二つ折りカード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table:style-name="ce2" office:value-type="string">
            <text:p>喪中ハガキ</text:p>
          </table:table-cell>
          <table:table-cell office:value-type="string">
            <text:p>No. 40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04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1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11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1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14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2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29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3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31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3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32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3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39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4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46（連名)</text:p>
          </table:table-cell>
          <table:table-cell table:number-columns-repeated="7"/>
        </table:table-row>
        <table:table-row table:style-name="ro1">
          <table:table-cell office:value-type="string">
            <text:p>先様法要お知らせハガキ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法要案内単ハガキ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法要案内往復ハガキ・表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法要案内往復ハガキ・裏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戒名札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のし紙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封筒（奉書用）表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封筒（奉書用）裏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封筒（単カード用）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封筒（横長用）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様札横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様札縦</text:p>
          </table:table-cell>
          <table:table-cell office:value-type="string">
            <text:p>NONE</text:p>
          </table:table-cell>
          <table:table-cell table:number-columns-repeated="7"/>
        </table:table-row>
      </table:table>
      <table:table table:name="和暦" table:style-name="ta1" table:print="false">
        <table:table-column table:style-name="co3" table:number-columns-repeated="10" table:default-cell-style-name="Default"/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昭和元年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昭和二年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昭和三年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昭和四年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昭和五年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昭和六年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昭和七年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昭和八年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昭和九年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昭和十年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昭和十一年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昭和十二年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昭和十三年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昭和十四年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昭和十五年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昭和十六年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昭和十七年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昭和十八年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昭和十九年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昭和二十年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昭和二十一年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昭和二十二年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昭和二十三年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昭和二十四年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昭和二十五年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昭和二十六年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昭和二十七年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昭和二十八年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昭和二十九年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昭和三十年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昭和三十一年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昭和三十二年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昭和三十三年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昭和三十四年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昭和三十五年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昭和三十六年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昭和三十七年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昭和三十八年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昭和三十九年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昭和四十年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昭和四十一年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昭和四十二年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昭和四十三年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昭和四十四年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昭和四十五年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昭和四十六年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昭和四十七年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昭和四十八年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昭和四十九年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昭和五十年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昭和五十一年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昭和五十二年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昭和五十三年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昭和五十四年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昭和五十五年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昭和五十六年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昭和五十七年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昭和五十八年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昭和五十九年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昭和六十年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昭和六十一年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昭和六十二年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昭和六十三年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昭和六十四年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平成元年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平成二年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平成三年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平成四年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平成五年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平成六年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平成七年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平成八年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平成九年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平成十年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平成十一年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平成十二年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平成十三年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平成十四年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平成十五年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平成十六年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平成十七年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平成十八年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平成十九年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平成二十年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平成二十一年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平成二十二年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平成二十三年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平成二十四年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平成二十五年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平成二十六年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平成二十七年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平成二十八年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平成二十九年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平成三十年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平成三十一年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平成三十二年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平成三十三年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平成三十四年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平成三十五年</text:p>
          </table:table-cell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平成三十六年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平成三十七年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平成三十八年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平成三十九年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平成四十年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平成四十一年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平成四十二年</text:p>
          </table:table-cell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平成四十三年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平成四十四年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平成四十五年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平成四十六年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平成四十七年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平成四十八年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平成四十九年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平成五十年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平成五十一年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平成五十二年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平成五十三年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平成五十四年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8">
            <text:p>118</text:p>
          </table:table-cell>
          <table:table-cell table:number-columns-repeated="2" office:value-type="string">
            <text:p>平成五十五年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平成五十六年</text:p>
          </table:table-cell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平成五十七年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平成五十八年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平成五十九年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3">
            <text:p>123</text:p>
          </table:table-cell>
          <table:table-cell table:number-columns-repeated="2" office:value-type="string">
            <text:p>平成六十年</text:p>
          </table:table-cell>
          <table:table-cell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平成六十一年</text:p>
          </table:table-cell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平成六十二年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平成六十三年</text:p>
          </table:table-cell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平成六十四年</text:p>
          </table:table-cell>
          <table:table-cell office:value-type="float" office:value="127">
            <text:p>127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2013/06/16</text:date>, <text:time>10:07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5T06:49:00.86</meta:creation-date>
    <meta:generator>OpenOffice.org/3.4.1$Win32 OpenOffice.org_project/341m1$Build-9593</meta:generator>
    <dc:date>2013-06-16T10:07:21.09</dc:date>
    <meta:editing-duration>PT7H16M30S</meta:editing-duration>
    <meta:editing-cycles>20</meta:editing-cycles>
    <meta:document-statistic meta:table-count="3" meta:cell-count="1077" meta:object-count="0"/>
  </office:meta>
</office:document-meta>
</file>